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2da46" officeooo:paragraph-rsid="0012da46" style:font-size-asian="14pt" style:font-weight-asian="bold" style:font-size-complex="16pt" style:font-weight-complex="bold"/>
    </style:style>
    <style:style style:name="P2" style:family="paragraph" style:parent-style-name="Standard" style:master-page-name="">
      <loext:graphic-properties draw:fill="none"/>
      <style:paragraph-properties fo:margin-left="-1.199cm" fo:margin-right="-1.499cm" fo:text-indent="0cm" style:auto-text-indent="false" style:page-number="auto" fo:background-color="transparent"/>
      <style:text-properties fo:font-size="16pt" style:font-size-asian="16pt" style:font-size-complex="16pt"/>
    </style:style>
    <style:style style:name="P3" style:family="paragraph" style:parent-style-name="Standard">
      <loext:graphic-properties draw:fill="none"/>
      <style:paragraph-properties fo:margin-left="-1.199cm" fo:margin-right="-1.499cm" fo:text-indent="0cm" style:auto-text-indent="false" fo:background-color="transparent"/>
      <style:text-properties fo:font-size="16pt" style:font-size-asian="16pt" style:font-size-complex="16pt"/>
    </style:style>
    <style:style style:name="P4" style:family="paragraph" style:parent-style-name="Standard">
      <loext:graphic-properties draw:fill="none"/>
      <style:paragraph-properties fo:margin-left="-1.199cm" fo:margin-right="-1.499cm" fo:text-indent="0cm" style:auto-text-indent="false"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officeooo:rsid="0012da4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da4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 Starting Daemons</text:p>
      <text:p text:style-name="P2">ak@ak:~$ start-all.sh</text:p>
      <text:p text:style-name="P3">This script is Deprecated. Instead use start-dfs.sh and start-yarn.sh</text:p>
      <text:p text:style-name="P3">Starting namenodes on [localhost]</text:p>
      <text:p text:style-name="P3">localhost: namenode running as process 2491. Stop it first.</text:p>
      <text:p text:style-name="P3">localhost: datanode running as process 2676. Stop it first.</text:p>
      <text:p text:style-name="P3">Starting secondary namenodes [0.0.0.0]</text:p>
      <text:p text:style-name="P3">0.0.0.0: secondarynamenode running as process 2880. Stop it first.</text:p>
      <text:p text:style-name="P3">starting yarn daemons</text:p>
      <text:p text:style-name="P3">resourcemanager running as process 3013. Stop it first.</text:p>
      <text:p text:style-name="P3">localhost: nodemanager running as process 3148. Stop it first.</text:p>
      <text:p text:style-name="P3"><text:tab/><text:span text:style-name="T2">-- </text:span><text:span text:style-name="T3">Hierarchial Directory</text:span></text:p>
      <text:p text:style-name="P3">ak@ak:~$ hdfs dfs -mkdir /BankABC</text:p>
      <text:p text:style-name="P3">ak@ak:~$ hdfs dfs -mkdir /BankABC/Loans</text:p>
      <text:p text:style-name="P3">ak@ak:~$ hdfs dfs -mkdir /BankABC/Savings</text:p>
      <text:p text:style-name="P3">ak@ak:~$ hdfs dfs -mkdir /BankABC/Current</text:p>
      <text:p text:style-name="P3">ak@ak:~$ hdfs dfs -copyFromLocal /home/ak/datasets/loans.csv //BankABC/Loans</text:p>
      <text:p text:style-name="P3">copyFromLocal: No FileSystem for scheme "null"</text:p>
      <text:p text:style-name="P3">ak@ak:~$ hdfs dfs -copyFromLocal /home/ak/datasets/loans.csv /BankABC/Loans <text:s text:c="14"/></text:p>
      <text:p text:style-name="P3">ak@ak:~$ hdfs dfs -copyFromLocal /home/ak/datasets/Savings.csv /BankABC/Savings</text:p>
      <text:p text:style-name="P3">ak@ak:~$ hdfs dfs -copyFromLocal /home/ak/datasets/Current.csv /BankABC/Current</text:p>
      <text:p text:style-name="P3"><text:tab/><text:span text:style-name="T2">-- </text:span><text:span text:style-name="T3">Append and Setrep functions</text:span></text:p>
      <text:p text:style-name="P4"><text:span text:style-name="T1">ak@ak:~$ hdfs dfs -setrep 2 /BankABC/Current/Current.csv</text:span></text:p>
      <text:p text:style-name="P4"><text:span text:style-name="T1">Replication 2 set: /BankABC/Current/Current.csv</text:span></text:p>
      <text:p text:style-name="P4"><text:span text:style-name="T1">ak@ak:~$ hdfs dfs -setrep 2 /BankABC/Saving/Saving.csv</text:span></text:p>
      <text:p text:style-name="P4"><text:span text:style-name="T1">setrep: `/BankABC/Saving/Saving.csv': No such file or directory</text:span></text:p>
      <text:p text:style-name="P4"><text:span text:style-name="T1">ak@ak:~$ hdfs dfs -setrep 2 /BankABC/Savings/Savings.csv</text:span></text:p>
      <text:p text:style-name="P4"><text:span text:style-name="T1">Replication 2 set: /BankABC/Savings/Savings.csv</text:span></text:p>
      <text:p text:style-name="P4"><text:span text:style-name="T1">ak@ak:~$ hdfs dfs -setrep 2 /BankABC/Loans/loans.csv</text:span></text:p>
      <text:p text:style-name="P4"><text:span text:style-name="T1">Replication 2 set: /BankABC/Loans/loans.csv</text:span></text:p>
      <text:p text:style-name="P4"><text:span text:style-name="T1">ak@ak:~$ hdfs dfs -appendToFile /home/ak/datasets/loans.csv /BankABC/Loans/loans.csv</text:span></text:p>
      <text:p text:style-name="P3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19:34:00.387831656</meta:creation-date>
    <dc:date>2021-11-08T20:03:56.260638794</dc:date>
    <meta:editing-duration>PT19M44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31" meta:word-count="176" meta:character-count="1584" meta:non-whitespace-character-count="1422"/>
  </office:meta>
</office:document-meta>
</file>